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rsid="00af8a63" officeooo:paragraph-rsid="00af8a63" style:font-weight-asian="normal" style:font-weight-complex="normal"/>
    </style:style>
    <style:style style:name="P2" style:family="paragraph" style:parent-style-name="Standard">
      <style:text-properties fo:font-weight="normal" officeooo:rsid="00b0e0a7" officeooo:paragraph-rsid="00af8a63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b0e0a7" officeooo:paragraph-rsid="00b0e0a7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b5ad3a" officeooo:paragraph-rsid="00b5ad3a" style:font-weight-asian="normal" style:font-weight-complex="normal"/>
    </style:style>
    <style:style style:name="P5" style:family="paragraph" style:parent-style-name="Standard" style:list-style-name="L1">
      <style:text-properties fo:font-weight="normal" officeooo:rsid="00b5ad3a" officeooo:paragraph-rsid="00bf413b" style:font-weight-asian="normal" style:font-weight-complex="normal"/>
    </style:style>
    <style:style style:name="P6" style:family="paragraph" style:parent-style-name="Standard">
      <style:text-properties fo:font-weight="normal" officeooo:rsid="00b5ad3a" officeooo:paragraph-rsid="00bf413b" style:font-weight-asian="normal" style:font-weight-complex="normal"/>
    </style:style>
    <style:style style:name="P7" style:family="paragraph" style:parent-style-name="Standard" style:list-style-name="L1">
      <style:text-properties fo:font-weight="normal" officeooo:rsid="00bf413b" officeooo:paragraph-rsid="00bf413b" style:font-weight-asian="normal" style:font-weight-complex="normal"/>
    </style:style>
    <style:style style:name="P8" style:family="paragraph" style:parent-style-name="Standard">
      <style:text-properties fo:font-weight="bold" officeooo:rsid="00af8a63" officeooo:paragraph-rsid="00af8a63" style:font-weight-asian="bold" style:font-weight-complex="bold"/>
    </style:style>
    <style:style style:name="P9" style:family="paragraph" style:parent-style-name="Standard" style:list-style-name="L2">
      <style:text-properties officeooo:rsid="00b85d77" officeooo:paragraph-rsid="00b85d77"/>
    </style:style>
    <style:style style:name="P10" style:family="paragraph" style:parent-style-name="Standard" style:list-style-name="L2">
      <style:text-properties officeooo:paragraph-rsid="00b85d77"/>
    </style:style>
    <style:style style:name="P11" style:family="paragraph" style:parent-style-name="Standard" style:list-style-name="L2">
      <style:text-properties officeooo:paragraph-rsid="00b9b22d"/>
    </style:style>
    <style:style style:name="P12" style:family="paragraph" style:parent-style-name="Standard" style:list-style-name="L2">
      <style:text-properties officeooo:rsid="00b9b22d" officeooo:paragraph-rsid="00b9b22d"/>
    </style:style>
    <style:style style:name="P13" style:family="paragraph" style:parent-style-name="Standard" style:list-style-name="L2">
      <style:text-properties officeooo:rsid="00badc94" officeooo:paragraph-rsid="00badc94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b85d77" style:font-weight-asian="normal" style:font-weight-complex="normal"/>
    </style:style>
    <style:style style:name="T3" style:family="text">
      <style:text-properties fo:font-weight="normal" officeooo:rsid="00b8816c" style:font-weight-asian="normal" style:font-weight-complex="normal"/>
    </style:style>
    <style:style style:name="T4" style:family="text">
      <style:text-properties fo:font-weight="normal" officeooo:rsid="00bb0ed2" style:font-weight-asian="normal" style:font-weight-complex="normal"/>
    </style:style>
    <style:style style:name="T5" style:family="text">
      <style:text-properties fo:font-weight="normal" officeooo:rsid="00b9b22d" style:font-weight-asian="normal" style:font-weight-complex="normal"/>
    </style:style>
    <style:style style:name="T6" style:family="text">
      <style:text-properties fo:font-weight="normal" officeooo:rsid="00bb6edd" style:font-weight-asian="normal" style:font-weight-complex="normal"/>
    </style:style>
    <style:style style:name="T7" style:family="text">
      <style:text-properties fo:font-weight="normal" officeooo:rsid="00bd6a2b" style:font-weight-asian="normal" style:font-weight-complex="normal"/>
    </style:style>
    <style:style style:name="T8" style:family="text">
      <style:text-properties officeooo:rsid="00b04926"/>
    </style:style>
    <style:style style:name="T9" style:family="text">
      <style:text-properties officeooo:rsid="00b2bd6b"/>
    </style:style>
    <style:style style:name="T10" style:family="text">
      <style:text-properties officeooo:rsid="00b446aa"/>
    </style:style>
    <style:style style:name="T11" style:family="text">
      <style:text-properties officeooo:rsid="00b50946"/>
    </style:style>
    <style:style style:name="T12" style:family="text">
      <style:text-properties officeooo:rsid="00b5ad3a"/>
    </style:style>
    <style:style style:name="T13" style:family="text">
      <style:text-properties officeooo:rsid="00b6813c"/>
    </style:style>
    <style:style style:name="T14" style:family="text">
      <style:text-properties officeooo:rsid="00bb0ed2"/>
    </style:style>
    <style:style style:name="T15" style:family="text">
      <style:text-properties officeooo:rsid="00c11b5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Conclusion</text:p>
      <text:p text:style-name="P8"/>
      <text:p text:style-name="P1">This research set out to:</text:p>
      <text:p text:style-name="P1"/>
      <text:p text:style-name="P1">1. Build a classifier that could assign string items to a CyBOK knowledge area</text:p>
      <text:p text:style-name="P1"/>
      <text:list xml:id="list2198188410" text:style-name="L1">
        <text:list-item>
          <text:p text:style-name="P3">This was achieved <text:span text:style-name="T13">and the full dataset was passed through the classifier.</text:span></text:p>
        </text:list-item>
        <text:list-item>
          <text:p text:style-name="P5">The classifier was validated using k-cross fold validation</text:p>
          <text:p text:style-name="P5"/>
        </text:list-item>
      </text:list>
      <text:p text:style-name="P6"><text:span text:style-name="T9">There were some issues </text:span>are outlined in more detail<text:span text:style-name="T10"> in the </text:span><text:span text:style-name="T11">evaluation.</text:span></text:p>
      <text:list xml:id="list203818598599025" text:continue-numbering="true" text:style-name="L1">
        <text:list-item>
          <text:p text:style-name="P7">Improved training data</text:p>
        </text:list-item>
        <text:list-item>
          <text:p text:style-name="P4">Efficiency</text:p>
        </text:list-item>
        <text:list-item>
          <text:p text:style-name="P7">Difficulties <text:span text:style-name="T15">in use over time</text:span></text:p>
        </text:list-item>
      </text:list>
      <text:p text:style-name="P1"/>
      <text:p text:style-name="P1">2. <text:span text:style-name="T8">Create and analyse mappings of darknet learning material to inform the state of cyber-security</text:span></text:p>
      <text:p text:style-name="P2"/>
      <text:list xml:id="list2804205990" text:style-name="L2">
        <text:list-item>
          <text:p text:style-name="P9"><text:span text:style-name="T1">Both spider charts and bar charts were created </text:span><text:span text:style-name="T3">to display the results of the analysis.</text:span></text:p>
        </text:list-item>
        <text:list-item>
          <text:p text:style-name="P11"><text:span text:style-name="T4">Result supports c</text:span><text:span text:style-name="T5">onsistent growth </text:span><text:span text:style-name="T4">hypothesis</text:span></text:p>
        </text:list-item>
        <text:list-item>
          <text:p text:style-name="P10"><text:span text:style-name="T3">The spider maps were contrasted with those</text:span><text:span text:style-name="T2"> </text:span><text:span text:style-name="T3">created through analysis of </text:span><text:span text:style-name="T2">cyber-security qualifications.</text:span></text:p>
        </text:list-item>
        <text:list-item>
          <text:p text:style-name="P12"><text:span text:style-name="T2">I</text:span><text:span text:style-name="T1">SP qualification was </text:span><text:span text:style-name="T7">broadly </text:span><text:span text:style-name="T1">in-line with hacker forum data. </text:span><text:span text:style-name="T7">However,</text:span><text:span text:style-name="T6"> individual emphasis on knowledge areas differed </text:span><text:span text:style-name="T7">significantly.</text:span></text:p>
        </text:list-item>
        <text:list-item>
          <text:p text:style-name="P13"><text:span text:style-name="T1">Introduction of specialised banking &amp; money laundering </text:span><text:span text:style-name="T6">qualifications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30T20:38:16.440602486</dc:date>
    <meta:editing-duration>P2DT7M12S</meta:editing-duration>
    <meta:editing-cycles>124</meta:editing-cycles>
    <meta:document-statistic meta:table-count="0" meta:image-count="0" meta:object-count="0" meta:page-count="1" meta:paragraph-count="16" meta:word-count="145" meta:character-count="915" meta:non-whitespace-character-count="796"/>
  </office:meta>
</office:document-meta>
</file>